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EventListenerSupport.connectionErrorOccurred( Conne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EventListenerSupport.localTransactionStarted( Conne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EventListenerSupport.removeListener( ConnectionEventListener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EventListenerSupport.connectionClosed( Conne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EventListenerSupport.addListener( ConnectionEventListener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EventListenerSupport.localTransactionCommitted( Conne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EventListenerSupport.localTransactionRolledback( Conne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